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68.01pt" svg:height="330.55pt" svg:x="38.24pt" svg:y="129.49pt">
            <draw:object draw:notify-on-update-of-ranges="Sheet1.A4:Sheet1.A4 Sheet1.B4:Sheet1.F4 Sheet1.A5:Sheet1.A5 Sheet1.B5:Sheet1.F5 Sheet1.A6:Sheet1.A6 Sheet1.B6:Sheet1.F6 Sheet1.A7:Sheet1.A7 Sheet1.B7:Sheet1.F7 Sheet1.A8:Sheet1.A8 Sheet1.B8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ing S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5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Results:</text:p>
          </table:table-cell>
          <table:table-cell office:value-type="float" office:value="223055" calcext:value-type="float">
            <text:p>223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626" calcext:value-type="float">
            <text:p>124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89" calcext:value-type="float">
            <text:p>61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54" calcext:value-type="float">
            <text:p>35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 style:data-style-name="N2" text:time-value="16:43:38.38534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8-09-02T16:48:48.847881285</dc:date>
    <meta:editing-duration>PT28M38S</meta:editing-duration>
    <meta:editing-cycles>33</meta:editing-cycles>
    <meta:generator>LibreOffice/6.0.6.2$Linux_X86_64 LibreOffice_project/0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67cm" svg:height="11.662cm" xlink:href=".." xlink:type="simple" chart:class="chart:line" chart:style-name="ch1">
        <chart:title svg:x="8.009cm" svg:y="0.369cm" chart:style-name="ch2">
          <text:p>Sorting Algorithms - Execution Times</text:p>
        </chart:title>
        <chart:legend chart:legend-position="end" svg:x="20.133cm" svg:y="4.785cm" style:legend-expansion="high" chart:style-name="ch3"/>
        <chart:plot-area chart:style-name="ch4" table:cell-range-address="Sheet1.A4:Sheet1.F8" chart:data-source-has-labels="both" svg:x="1.482cm" svg:y="1.381cm" svg:width="18.18cm" svg:height="9.067cm">
          <chartooo:coordinate-region svg:x="2.038cm" svg:y="1.58cm" svg:width="17.002cm" svg:height="8.221cm"/>
          <chart:axis chart:dimension="x" chart:name="primary-x" chart:style-name="ch5" chartooo:axis-type="auto">
            <chartooo:date-scale/>
            <chart:title svg:x="9.271cm" svg:y="10.681cm" chart:style-name="ch6">
              <text:p>Data Item Counts</text:p>
            </chart:title>
            <chart:categories table:cell-range-address="Sheet1.B4:Sheet1.F4"/>
          </chart:axis>
          <chart:axis chart:dimension="y" chart:name="primary-y" chart:style-name="ch5">
            <chart:title svg:x="0.451cm" svg:y="7.36cm" chart:style-name="ch7">
              <text:p>Seconds Execution</text:p>
            </chart:title>
            <chart:grid chart:style-name="ch8" chart:class="major"/>
          </chart:axis>
          <chart:series chart:style-name="ch9" chart:values-cell-range-address="Sheet1.B5:Sheet1.F5" chart:label-cell-address="Sheet1.A5:Sheet1.A5" chart:class="chart:line">
            <chart:data-point chart:repeated="5"/>
          </chart:series>
          <chart:series chart:style-name="ch10" chart:values-cell-range-address="Sheet1.B6:Sheet1.F6" chart:label-cell-address="Sheet1.A6:Sheet1.A6" chart:class="chart:line">
            <chart:data-point chart:repeated="5"/>
          </chart:series>
          <chart:series chart:style-name="ch11" chart:values-cell-range-address="Sheet1.B7:Sheet1.F7" chart:label-cell-address="Sheet1.A7:Sheet1.A7" chart:class="chart:line">
            <chart:data-point chart:repeated="5"/>
          </chart:series>
          <chart:series chart:style-name="ch12" chart:values-cell-range-address="Sheet1.B8:Sheet1.F8" chart:label-cell-address="Sheet1.A8:Sheet1.A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4:Sheet1.F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or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nting Sor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F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 Sort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F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